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1c97cd"/>
    </style:style>
    <style:style style:name="gr2" style:family="graphic" style:parent-style-name="standard">
      <style:graphic-properties draw:stroke="none" svg:stroke-width="0cm" draw:fill-color="#add6e7"/>
    </style:style>
    <style:style style:name="gr3" style:family="graphic" style:parent-style-name="standard">
      <style:graphic-properties draw:stroke="none" svg:stroke-width="0cm" draw:fill-color="#3cafe4"/>
    </style:style>
    <style:style style:name="gr4" style:family="graphic" style:parent-style-name="standard">
      <style:graphic-properties draw:stroke="none" svg:stroke-width="0cm" draw:fill-color="#076086"/>
    </style:style>
    <style:style style:name="gr5" style:family="graphic" style:parent-style-name="standard">
      <style:graphic-properties draw:stroke="none" svg:stroke-width="0cm" draw:fill-color="#1c97cd"/>
    </style:style>
    <style:style style:name="gr6" style:family="graphic" style:parent-style-name="standard">
      <style:graphic-properties draw:stroke="none" svg:stroke-width="0cm" draw:fill-color="#1f1a17"/>
    </style:style>
    <style:style style:name="gr7" style:family="graphic" style:parent-style-name="standard">
      <style:graphic-properties draw:stroke="none" svg:stroke-width="0cm" draw:fill-color="#ffffff"/>
    </style:style>
    <style:style style:name="gr8" style:family="graphic" style:parent-style-name="standard">
      <style:graphic-properties svg:stroke-width="0.011cm" svg:stroke-color="#9b322c" draw:fill="none" draw:fill-color="#ffffff" fo:padding-top="-0.044cm" fo:padding-bottom="-0.044cm" fo:padding-left="-0.044cm" fo:padding-right="-0.044cm"/>
    </style:style>
    <style:style style:name="gr9" style:family="graphic" style:parent-style-name="standard">
      <style:graphic-properties draw:stroke="none" svg:stroke-width="0.011cm" draw:fill-color="#ffffff"/>
    </style:style>
    <style:style style:name="gr10" style:family="graphic" style:parent-style-name="standard">
      <style:graphic-properties draw:stroke="none" svg:stroke-width="0cm" draw:fill-color="#ce303d"/>
    </style:style>
  </office:automatic-styles>
  <office:body>
    <office:drawing>
      <draw:page draw:name="page1" draw:style-name="dp1" draw:master-page-name="Default">
        <draw:g>
          <draw:glue-point draw:id="4" svg:x="-4.132cm" svg:y="-5cm"/>
          <draw:glue-point draw:id="5" svg:x="5cm" svg:y="-5cm"/>
          <draw:glue-point draw:id="6" svg:x="0.434cm" svg:y="-5cm"/>
          <draw:glue-point draw:id="7" svg:x="-5cm" svg:y="5cm"/>
          <draw:glue-point draw:id="8" svg:x="4.191cm" svg:y="5cm"/>
          <draw:glue-point draw:id="9" svg:x="-0.405cm" svg:y="5cm"/>
          <draw:glue-point draw:id="10" svg:x="-2.384cm" svg:y="5cm"/>
          <draw:glue-point draw:id="11" svg:x="-5cm" svg:y="-3.872cm"/>
          <draw:glue-point draw:id="12" svg:x="-5cm" svg:y="0.55cm"/>
          <draw:glue-point draw:id="13" svg:x="5cm" svg:y="3.411cm"/>
          <draw:glue-point draw:id="14" svg:x="5cm" svg:y="-0.794cm"/>
          <draw:glue-point draw:id="15" svg:x="-0.209cm" svg:y="0.39cm"/>
          <draw:polygon draw:style-name="gr1" draw:layer="layout" svg:width="1.74cm" svg:height="1.736cm" svg:x="0.719cm" svg:y="0.245cm" svg:viewBox="0 0 1741 1737" draw:points="1741,1737 0,1737 0,0 1741,0">
            <text:p/>
          </draw:polygon>
          <draw:polygon draw:style-name="gr2" draw:layer="layout" svg:width="1.754cm" svg:height="0.028cm" svg:x="0.704cm" svg:y="1.966cm" svg:viewBox="0 0 1755 29" draw:points="0,14 14,29 1755,29 1755,0 14,0 0,14 14,0 13,0 11,0 9,1 8,1 6,2 5,3 4,3 3,5 3,6 2,6 1,8 1,9 0,10 0,11 0,13 0,14 0,16 0,18 0,19 1,19 1,20 2,21 3,23 3,24 4,25 5,27 6,27 8,28 9,28 11,29 13,29 14,29">
            <text:p/>
          </draw:polygon>
          <draw:polygon draw:style-name="gr2" draw:layer="layout" svg:width="0.028cm" svg:height="1.75cm" svg:x="0.704cm" svg:y="0.231cm" svg:viewBox="0 0 29 1751" draw:points="14,0 0,14 0,1751 29,1751 29,14 14,0 29,14 29,12 29,11 29,9 28,8 27,6 26,5 26,4 24,4 23,2 22,2 21,1 19,1 19,0 17,0 16,0 14,0 13,0 11,0 11,0 9,1 8,1 6,2 5,2 4,4 3,4 3,5 1,6 1,8 1,9 0,11 0,12 0,14">
            <text:p/>
          </draw:polygon>
          <draw:polygon draw:style-name="gr2" draw:layer="layout" svg:width="1.754cm" svg:height="0.028cm" svg:x="0.719cm" svg:y="0.231cm" svg:viewBox="0 0 1755 29" draw:points="1755,14 1740,0 0,0 0,29 1740,29 1755,14 1740,29 1741,29 1743,29 1745,28 1746,27 1748,27 1749,26 1750,25 1751,24 1752,23 1753,22 1753,21 1753,19 1754,18 1754,17 1755,15 1755,14 1755,13 1754,11 1754,10 1753,9 1753,7 1753,6 1752,5 1751,4 1750,4 1749,2 1748,2 1746,1 1745,1 1743,0 1741,0 1740,0">
            <text:p/>
          </draw:polygon>
          <draw:polygon draw:style-name="gr2" draw:layer="layout" svg:width="0.028cm" svg:height="1.75cm" svg:x="2.445cm" svg:y="0.245cm" svg:viewBox="0 0 29 1751" draw:points="14,1751 29,1737 29,0 0,0 0,1737 14,1751 0,1737 0,1738 0,1740 0,1741 0,1742 1,1744 2,1745 3,1746 4,1747 5,1747 6,1749 7,1750 9,1750 10,1750 11,1751 12,1751 14,1751 15,1751 17,1751 17,1750 19,1750 20,1750 22,1749 23,1747 24,1747 25,1746 26,1745 27,1744 27,1742 27,1741 28,1740 29,1738 29,1737">
            <text:p/>
          </draw:polygon>
          <draw:polygon draw:style-name="gr3" draw:layer="layout" svg:width="1.97cm" svg:height="0.22cm" svg:x="0.704cm" svg:y="0.02cm" svg:viewBox="0 0 1971 221" draw:points="218,0 1971,0 1762,221 0,221">
            <text:p/>
          </draw:polygon>
          <draw:polygon draw:style-name="gr2" draw:layer="layout" svg:width="1.766cm" svg:height="0.028cm" svg:x="0.923cm" svg:y="0.007cm" svg:viewBox="0 0 1767 29" draw:points="1763,24 1752,0 0,0 0,29 1752,29 1763,24 1752,29 1753,29 1756,28 1757,28 1758,27 1760,27 1761,26 1762,25 1763,24 1763,23 1765,22 1765,21 1765,19 1766,18 1766,17 1767,15 1767,14 1767,13 1766,11 1766,10 1765,9 1765,7 1765,6 1763,5 1763,4 1762,3 1761,3 1760,1 1758,1 1757,0 1756,0 1753,0 1752,0">
            <text:p/>
          </draw:polygon>
          <draw:polygon draw:style-name="gr2" draw:layer="layout" svg:width="0.234cm" svg:height="0.243cm" svg:x="2.451cm" svg:y="0.011cm" svg:viewBox="0 0 235 244" draw:points="14,244 24,239 235,19 214,0 4,220 14,244 4,220 3,221 2,222 1,224 0,225 0,226 0,228 0,229 0,230 0,232 0,233 0,234 1,235 2,237 3,237 3,239 5,239 5,240 6,241 8,242 9,242 10,243 11,244 12,244 14,244 15,244 16,244 18,243 19,243 20,242 22,241 23,240 24,239">
            <text:p/>
          </draw:polygon>
          <draw:polygon draw:style-name="gr2" draw:layer="layout" svg:width="1.775cm" svg:height="0.028cm" svg:x="0.691cm" svg:y="0.226cm" svg:viewBox="0 0 1776 29" draw:points="3,5 13,29 1776,29 1776,0 13,0 3,5 13,0 12,0 10,0 8,1 7,1 5,2 4,2 3,3 3,5 2,5 1,6 0,7 0,9 0,10 0,11 0,12 0,14 0,15 0,16 0,18 0,19 0,20 1,22 2,23 3,24 3,25 4,26 5,27 7,27 8,28 10,28 12,29 13,29">
            <text:p/>
          </draw:polygon>
          <draw:polygon draw:style-name="gr2" draw:layer="layout" svg:width="0.242cm" svg:height="0.244cm" svg:x="0.694cm" svg:y="0.006cm" svg:viewBox="0 0 243 245" draw:points="229,0 219,4 0,225 20,245 239,24 229,0 239,24 239,23 240,21 242,20 242,19 243,17 243,16 243,15 243,13 243,13 243,11 242,10 242,8 241,7 240,6 239,5 238,4 238,3 237,2 236,2 234,1 233,1 231,0 231,0 229,0 228,0 226,0 225,0 224,1 222,1 221,2 220,3 219,4">
            <text:p/>
          </draw:polygon>
          <draw:polygon draw:style-name="gr4" draw:layer="layout" svg:width="0.218cm" svg:height="1.972cm" svg:x="2.46cm" svg:y="0.014cm" svg:viewBox="0 0 219 1973" draw:points="219,1655 0,1973 0,223 219,0">
            <text:p/>
          </draw:polygon>
          <draw:polygon draw:style-name="gr2" draw:layer="layout" svg:width="0.244cm" svg:height="0.339cm" svg:x="2.445cm" svg:y="1.661cm" svg:viewBox="0 0 245 340" draw:points="0,325 26,333 245,15 221,0 3,317 0,325 3,317 2,319 1,320 1,322 0,324 0,324 0,326 0,327 0,329 1,330 1,331 2,332 3,333 4,334 4,335 5,336 6,337 8,338 9,338 10,338 11,339 13,340 13,340 15,340 16,340 18,339 19,339 20,338 21,338 23,337 23,336 25,334 26,333">
            <text:p/>
          </draw:polygon>
          <draw:polygon draw:style-name="gr2" draw:layer="layout" svg:width="0.028cm" svg:height="1.763cm" svg:x="2.446cm" svg:y="0.223cm" svg:viewBox="0 0 29 1764" draw:points="3,4 0,14 0,1764 29,1764 29,14 3,4 29,14 29,13 28,11 28,9 27,8 27,7 26,5 25,4 24,3 23,2 22,2 21,1 20,1 18,0 17,0 15,0 13,0 13,0 12,0 10,0 8,1 8,1 6,2 5,2 4,3 3,4 3,5 1,7 1,8 0,9 0,11 0,13 0,14">
            <text:p/>
          </draw:polygon>
          <draw:polygon draw:style-name="gr2" draw:layer="layout" svg:width="0.242cm" svg:height="0.247cm" svg:x="2.45cm" svg:y="0cm" svg:viewBox="0 0 243 248" draw:points="243,13 218,3 0,227 21,248 238,23 243,13 238,23 240,21 240,21 241,19 241,18 242,17 243,15 243,14 243,12 243,11 242,10 241,8 241,7 240,6 240,5 239,4 238,3 237,2 236,2 235,1 233,0 232,0 231,0 230,0 228,0 227,0 226,0 225,0 223,0 222,1 221,1 219,2 218,3">
            <text:p/>
          </draw:polygon>
          <draw:polygon draw:style-name="gr2" draw:layer="layout" svg:width="0.028cm" svg:height="1.668cm" svg:x="2.664cm" svg:y="0.014cm" svg:viewBox="0 0 29 1669" draw:points="26,1663 29,1655 29,0 0,0 0,1655 26,1663 0,1655 0,1657 0,1659 0,1660 1,1661 1,1662 2,1664 3,1664 4,1665 5,1666 7,1667 8,1667 9,1668 10,1668 12,1669 13,1669 14,1669 16,1669 16,1669 18,1668 19,1668 21,1667 21,1667 23,1666 24,1665 24,1664 26,1664 26,1662 27,1661 27,1660 28,1659 28,1657 29,1655">
            <text:p/>
          </draw:polygon>
          <draw:polygon draw:style-name="gr5" draw:layer="layout" svg:width="0.705cm" svg:height="1.736cm" svg:x="0.014cm" svg:y="0.245cm" svg:viewBox="0 0 706 1737" draw:points="706,1737 0,1737 0,0 706,0">
            <text:p/>
          </draw:polygon>
          <draw:polygon draw:style-name="gr2" draw:layer="layout" svg:width="0.719cm" svg:height="0.028cm" svg:x="0cm" svg:y="1.966cm" svg:viewBox="0 0 720 29" draw:points="0,14 13,29 720,29 720,0 13,0 0,14 13,0 11,0 10,0 9,1 7,1 6,2 5,3 4,3 2,5 2,6 1,6 1,8 1,9 0,10 0,11 0,13 0,14 0,16 0,18 0,19 1,19 1,20 1,21 2,23 2,24 4,25 5,27 6,27 7,28 9,28 10,29 11,29 13,29">
            <text:p/>
          </draw:polygon>
          <draw:polygon draw:style-name="gr2" draw:layer="layout" svg:width="0.028cm" svg:height="1.75cm" svg:x="0cm" svg:y="0.231cm" svg:viewBox="0 0 29 1751" draw:points="14,0 0,14 0,1751 29,1751 29,14 14,0 29,14 29,12 28,11 28,9 27,8 26,6 26,5 24,4 24,4 23,2 22,2 21,1 19,1 18,0 17,0 15,0 14,0 12,0 11,0 9,0 9,1 7,1 6,2 5,2 4,4 2,4 2,5 1,6 1,8 0,9 0,11 0,12 0,14">
            <text:p/>
          </draw:polygon>
          <draw:polygon draw:style-name="gr2" draw:layer="layout" svg:width="0.719cm" svg:height="0.028cm" svg:x="0.014cm" svg:y="0.231cm" svg:viewBox="0 0 720 29" draw:points="720,14 706,0 0,0 0,29 706,29 720,14 706,29 708,29 709,29 710,28 712,27 713,27 714,26 715,25 717,24 717,23 718,22 718,21 719,19 720,18 720,17 720,15 720,14 720,13 720,11 720,10 719,9 718,7 718,6 717,5 717,4 715,4 714,2 713,2 712,1 710,1 709,0 708,0 706,0">
            <text:p/>
          </draw:polygon>
          <draw:polygon draw:style-name="gr2" draw:layer="layout" svg:width="0.028cm" svg:height="1.75cm" svg:x="0.704cm" svg:y="0.245cm" svg:viewBox="0 0 29 1751" draw:points="14,1751 29,1737 29,0 0,0 0,1737 14,1751 0,1737 0,1738 0,1740 1,1741 1,1742 1,1744 3,1745 3,1746 4,1747 5,1747 6,1749 8,1750 9,1750 11,1750 11,1751 13,1751 14,1751 16,1751 17,1751 19,1750 19,1750 21,1750 22,1749 23,1747 24,1747 26,1746 26,1745 27,1744 28,1742 29,1741 29,1740 29,1738 29,1737">
            <text:p/>
          </draw:polygon>
          <draw:polygon draw:style-name="gr3" draw:layer="layout" svg:width="0.924cm" svg:height="0.22cm" svg:x="0.026cm" svg:y="0.02cm" svg:viewBox="0 0 925 221" draw:points="218,0 925,0 706,221 0,221">
            <text:p/>
          </draw:polygon>
          <draw:polygon draw:style-name="gr2" draw:layer="layout" svg:width="0.719cm" svg:height="0.028cm" svg:x="0.244cm" svg:y="0.007cm" svg:viewBox="0 0 720 29" draw:points="716,24 706,0 0,0 0,29 706,29 716,24 706,29 707,29 709,28 710,28 712,27 713,27 715,26 716,25 716,24 717,23 717,22 718,21 719,19 719,18 719,17 720,15 720,14 720,13 719,11 719,10 719,9 718,7 717,6 717,5 716,4 716,3 715,3 713,1 712,1 710,0 709,0 707,0 706,0">
            <text:p/>
          </draw:polygon>
          <draw:polygon draw:style-name="gr2" draw:layer="layout" svg:width="0.242cm" svg:height="0.244cm" svg:x="0.717cm" svg:y="0.01cm" svg:viewBox="0 0 243 245" draw:points="13,245 23,240 243,20 222,0 3,221 13,245 3,221 3,221 2,222 0,224 0,225 0,227 0,228 0,230 0,231 0,232 0,234 0,235 0,236 1,237 2,238 3,239 4,240 5,241 5,242 7,243 8,243 10,244 10,245 12,245 13,245 15,245 15,245 17,245 18,244 19,243 21,242 22,241 23,240">
            <text:p/>
          </draw:polygon>
          <draw:polygon draw:style-name="gr2" draw:layer="layout" svg:width="0.719cm" svg:height="0.028cm" svg:x="0.012cm" svg:y="0.226cm" svg:viewBox="0 0 720 29" draw:points="4,5 13,29 720,29 720,0 13,0 4,5 13,0 11,0 10,0 9,1 8,1 6,2 5,2 4,3 3,5 2,5 1,6 1,7 1,9 0,10 0,11 0,12 0,14 0,15 0,16 0,18 1,19 1,20 1,22 2,23 3,24 4,25 5,26 6,27 8,27 9,28 10,28 11,29 13,29">
            <text:p/>
          </draw:polygon>
          <draw:polygon draw:style-name="gr2" draw:layer="layout" svg:width="0.242cm" svg:height="0.244cm" svg:x="0.017cm" svg:y="0.006cm" svg:viewBox="0 0 243 245" draw:points="227,0 217,4 0,225 19,245 237,24 227,0 237,24 238,23 240,21 240,20 241,19 242,17 243,16 243,15 243,13 243,13 242,11 242,10 241,8 240,7 239,6 238,5 237,4 236,3 235,2 234,2 233,1 232,1 231,0 230,0 228,0 227,0 226,0 224,0 223,1 221,1 220,2 219,3 217,4">
            <text:p/>
          </draw:polygon>
          <draw:polygon draw:style-name="gr2" draw:layer="layout" svg:width="0.028cm" svg:height="1.736cm" svg:x="0.704cm" svg:y="0.245cm" svg:viewBox="0 0 29 1737" draw:points="29,1737 29,0 0,0 0,1737">
            <text:p/>
          </draw:polygon>
          <draw:polygon draw:style-name="gr2" draw:layer="layout" svg:width="0.688cm" svg:height="0.028cm" svg:x="0.018cm" svg:y="0.856cm" svg:viewBox="0 0 689 29" draw:points="0,29 689,29 689,0 0,0">
            <text:p/>
          </draw:polygon>
          <draw:polygon draw:style-name="gr6" draw:layer="layout" svg:width="0.614cm" svg:height="0.27cm" svg:x="0.807cm" svg:y="0.977cm" svg:viewBox="0 0 615 271" draw:points="615,66 135,66 135,0 0,133 135,271 135,202 615,202">
            <text:p/>
          </draw:polygon>
          <draw:polygon draw:style-name="gr6" draw:layer="layout" svg:width="0.482cm" svg:height="0.478cm" svg:x="1.035cm" svg:y="0.566cm" svg:viewBox="0 0 483 479" draw:points="483,382 144,46 191,3 0,0 0,189 48,141 387,479">
            <text:p/>
          </draw:polygon>
          <draw:polygon draw:style-name="gr6" draw:layer="layout" svg:width="0.269cm" svg:height="0.611cm" svg:x="1.448cm" svg:y="0.336cm" svg:viewBox="0 0 270 612" draw:points="204,612 204,135 270,135 136,0 0,135 67,135 67,612">
            <text:p/>
          </draw:polygon>
          <draw:polygon draw:style-name="gr6" draw:layer="layout" svg:width="0.481cm" svg:height="0.48cm" svg:x="1.65cm" svg:y="0.564cm" svg:viewBox="0 0 482 481" draw:points="96,481 435,144 480,190 482,0 291,0 339,48 0,385">
            <text:p/>
          </draw:polygon>
          <draw:polygon draw:style-name="gr6" draw:layer="layout" svg:width="0.613cm" svg:height="0.269cm" svg:x="1.748cm" svg:y="0.978cm" svg:viewBox="0 0 614 270" draw:points="0,204 478,204 478,270 614,136 478,0 478,67 0,67">
            <text:p/>
          </draw:polygon>
          <draw:polygon draw:style-name="gr6" draw:layer="layout" svg:width="0.483cm" svg:height="0.477cm" svg:x="1.65cm" svg:y="1.179cm" svg:viewBox="0 0 484 478" draw:points="0,96 339,434 292,478 484,475 484,289 435,337 96,0">
            <text:p/>
          </draw:polygon>
          <draw:polygon draw:style-name="gr6" draw:layer="layout" svg:width="0.27cm" svg:height="0.612cm" svg:x="1.45cm" svg:y="1.276cm" svg:viewBox="0 0 271 613" draw:points="66,0 66,476 0,476 133,613 271,476 202,476 202,0">
            <text:p/>
          </draw:polygon>
          <draw:polygon draw:style-name="gr6" draw:layer="layout" svg:width="0.481cm" svg:height="0.48cm" svg:x="1.037cm" svg:y="1.179cm" svg:viewBox="0 0 482 481" draw:points="386,0 46,336 0,290 0,481 191,481 142,432 482,95">
            <text:p/>
          </draw:polygon>
          <draw:polygon draw:style-name="gr7" draw:layer="layout" svg:width="0.613cm" svg:height="0.269cm" svg:x="0.823cm" svg:y="0.993cm" svg:viewBox="0 0 614 270" draw:points="614,66 135,66 135,0 0,134 135,270 135,202 614,202">
            <text:p/>
          </draw:polygon>
          <draw:polygon draw:style-name="gr7" draw:layer="layout" svg:width="0.481cm" svg:height="0.478cm" svg:x="1.052cm" svg:y="0.582cm" svg:viewBox="0 0 482 479" draw:points="482,382 143,45 190,3 0,0 0,189 47,141 385,479">
            <text:p/>
          </draw:polygon>
          <draw:polygon draw:style-name="gr7" draw:layer="layout" svg:width="0.269cm" svg:height="0.612cm" svg:x="1.464cm" svg:y="0.352cm" svg:viewBox="0 0 270 613" draw:points="204,613 204,135 270,135 135,0 0,135 67,135 67,613">
            <text:p/>
          </draw:polygon>
          <draw:polygon draw:style-name="gr7" draw:layer="layout" svg:width="0.48cm" svg:height="0.48cm" svg:x="1.666cm" svg:y="0.58cm" svg:viewBox="0 0 481 481" draw:points="96,481 435,143 479,190 481,0 290,0 338,47 0,384">
            <text:p/>
          </draw:polygon>
          <draw:polygon draw:style-name="gr7" draw:layer="layout" svg:width="0.614cm" svg:height="0.269cm" svg:x="1.763cm" svg:y="0.994cm" svg:viewBox="0 0 615 270" draw:points="0,204 477,204 477,270 615,136 477,0 477,67 0,67">
            <text:p/>
          </draw:polygon>
          <draw:polygon draw:style-name="gr7" draw:layer="layout" svg:width="0.482cm" svg:height="0.477cm" svg:x="1.666cm" svg:y="1.195cm" svg:viewBox="0 0 483 478" draw:points="0,96 338,434 291,478 483,475 483,290 434,338 96,0">
            <text:p/>
          </draw:polygon>
          <draw:polygon draw:style-name="gr7" draw:layer="layout" svg:width="0.27cm" svg:height="0.612cm" svg:x="1.466cm" svg:y="1.292cm" svg:viewBox="0 0 271 613" draw:points="66,0 66,476 0,476 134,613 271,476 202,476 202,0">
            <text:p/>
          </draw:polygon>
          <draw:polygon draw:style-name="gr7" draw:layer="layout" svg:width="0.48cm" svg:height="0.48cm" svg:x="1.052cm" svg:y="1.195cm" svg:viewBox="0 0 481 481" draw:points="384,0 46,336 0,290 0,481 190,481 142,432 481,95">
            <text:p/>
          </draw:polygon>
          <draw:polygon draw:style-name="gr6" draw:layer="layout" svg:width="0.528cm" svg:height="0.526cm" svg:x="1.321cm" svg:y="0.874cm" svg:viewBox="0 0 529 527" draw:points="529,264 528,276 527,290 525,303 523,316 520,329 516,341 512,354 507,365 502,377 497,389 490,399 483,410 475,421 467,431 459,440 451,450 441,458 432,467 422,474 411,481 401,488 390,495 378,501 367,506 354,511 342,515 330,518 317,521 304,523 291,525 277,527 264,527 251,527 237,525 224,523 210,521 198,518 185,515 173,511 161,506 150,501 138,495 127,488 117,481 106,474 96,467 86,458 77,450 68,440 60,431 52,421 45,410 38,399 32,389 25,377 21,365 16,354 11,341 8,329 5,316 3,303 1,290 0,276 0,264 0,250 1,236 3,223 5,210 8,197 11,185 16,173 21,161 25,149 32,138 38,126 45,116 52,105 60,96 68,86 77,76 86,68 96,60 106,52 117,44 127,38 138,31 150,26 161,20 173,16 185,11 198,8 210,5 224,3 237,1 251,0 264,0 277,0 291,1 304,3 317,5 330,8 342,11 354,16 367,20 378,26 390,31 401,38 411,44 422,52 432,60 441,68 451,76 459,86 467,96 475,105 483,116 490,126 497,138 502,149 507,161 512,173 516,185 520,197 523,210 525,223 527,236 528,250">
            <text:p/>
          </draw:polygon>
          <draw:polygon draw:style-name="gr8" draw:layer="layout" svg:width="0.528cm" svg:height="0.526cm" svg:x="1.321cm" svg:y="0.874cm" svg:viewBox="0 0 529 527" draw:points="529,264 528,276 527,290 525,303 523,316 520,329 516,341 512,354 507,365 502,377 497,389 490,399 483,410 475,421 467,431 459,440 451,450 441,458 432,467 422,474 411,481 401,488 390,495 378,501 367,506 354,511 342,515 330,518 317,521 304,523 291,525 277,527 264,527 251,527 237,525 224,523 210,521 198,518 185,515 173,511 161,506 150,501 138,495 127,488 117,481 106,474 96,467 86,458 77,450 68,440 60,431 52,421 45,410 38,399 32,389 25,377 21,365 16,354 11,341 8,329 5,316 3,303 1,290 0,276 0,264 0,250 1,236 3,223 5,210 8,197 11,185 16,173 21,161 25,149 32,138 38,126 45,116 52,105 60,96 68,86 77,76 86,68 96,60 106,52 117,44 127,38 138,31 150,26 161,20 173,16 185,11 198,8 210,5 224,3 237,1 251,0 264,0 277,0 291,1 304,3 317,5 330,8 342,11 354,16 367,20 378,26 390,31 401,38 411,44 422,52 432,60 441,68 451,76 459,86 467,96 475,105 483,116 490,126 497,138 502,149 507,161 512,173 516,185 520,197 523,210 525,223 527,236 528,250">
            <text:p/>
          </draw:polygon>
          <draw:polygon draw:style-name="gr9" draw:layer="layout" svg:width="0.528cm" svg:height="0.526cm" svg:x="1.354cm" svg:y="0.906cm" svg:viewBox="0 0 529 527" draw:points="529,264 528,276 527,290 525,303 523,316 520,328 517,341 512,354 508,366 502,377 496,389 490,400 483,411 476,421 467,431 460,440 450,450 441,458 431,467 421,474 411,482 400,488 390,495 378,501 366,506 354,511 342,515 329,519 317,522 304,524 291,525 277,527 263,527 250,527 236,525 224,524 210,522 197,519 185,515 173,511 160,506 149,501 137,495 127,488 116,482 106,474 96,467 86,458 77,450 68,440 60,431 52,421 44,411 38,400 31,389 26,377 21,366 15,354 11,341 8,328 5,316 3,303 1,290 0,276 0,264 0,250 1,236 3,223 5,210 8,198 11,185 15,173 21,161 26,149 31,137 38,126 44,116 52,105 60,96 68,86 77,77 86,68 96,60 106,52 116,45 127,38 137,31 149,25 160,20 173,16 185,11 197,8 210,5 224,3 236,1 250,0 263,0 277,0 291,1 304,3 317,5 329,8 342,11 354,16 366,20 378,25 390,31 400,38 411,45 421,52 431,60 441,68 450,77 460,86 467,96 476,105 483,116 490,126 496,137 502,149 508,161 512,173 517,185 520,198 523,210 525,223 527,236 528,250">
            <text:p/>
          </draw:polygon>
          <draw:polygon draw:style-name="gr10" draw:layer="layout" svg:width="0.528cm" svg:height="0.526cm" svg:x="1.338cm" svg:y="0.89cm" svg:viewBox="0 0 529 527" draw:points="529,263 528,276 526,289 525,303 523,316 519,329 516,341 512,354 507,365 502,377 496,388 490,399 483,410 476,421 467,430 458,440 450,450 441,458 432,466 422,474 411,481 401,488 389,495 378,500 366,506 354,510 342,515 329,518 317,521 304,523 290,525 277,527 263,527 250,527 236,525 223,523 210,521 197,518 185,515 173,510 161,506 149,500 138,495 127,488 116,481 105,474 96,466 86,458 77,450 68,440 60,430 52,421 45,410 38,399 31,388 26,377 21,365 16,354 11,341 8,329 5,316 3,303 1,289 0,276 0,263 0,249 1,236 3,223 5,210 8,197 11,185 16,172 21,160 26,148 31,137 38,126 45,116 52,105 60,95 68,86 77,76 86,68 96,60 105,51 116,44 127,38 138,31 149,25 161,20 173,15 185,11 197,8 210,5 223,3 236,1 250,0 263,0 277,0 290,1 304,3 317,5 329,8 342,11 354,15 366,20 378,25 389,31 401,38 411,44 422,51 432,60 441,68 450,76 458,86 467,95 476,105 483,116 490,126 496,137 502,148 507,160 512,172 516,185 519,197 523,210 525,223 526,236 528,249">
            <text:p/>
          </draw:polygon>
          <draw:polygon draw:style-name="gr6" draw:layer="layout" svg:width="0.202cm" svg:height="0.088cm" svg:x="0.13cm" svg:y="0.52cm" svg:viewBox="0 0 203 89" draw:points="203,21 44,21 44,0 0,44 44,89 44,66 203,66">
            <text:p/>
          </draw:polygon>
          <draw:polygon draw:style-name="gr6" draw:layer="layout" svg:width="0.159cm" svg:height="0.158cm" svg:x="0.205cm" svg:y="0.384cm" svg:viewBox="0 0 160 159" draw:points="160,126 47,15 63,0 0,0 0,62 16,47 127,159">
            <text:p/>
          </draw:polygon>
          <draw:polygon draw:style-name="gr6" draw:layer="layout" svg:width="0.089cm" svg:height="0.202cm" svg:x="0.341cm" svg:y="0.308cm" svg:viewBox="0 0 90 203" draw:points="68,203 68,45 90,45 45,0 0,45 23,45 23,203">
            <text:p/>
          </draw:polygon>
          <draw:polygon draw:style-name="gr6" draw:layer="layout" svg:width="0.158cm" svg:height="0.159cm" svg:x="0.408cm" svg:y="0.383cm" svg:viewBox="0 0 159 160" draw:points="31,160 143,48 158,63 159,0 95,0 111,15 0,127">
            <text:p/>
          </draw:polygon>
          <draw:polygon draw:style-name="gr6" draw:layer="layout" svg:width="0.202cm" svg:height="0.089cm" svg:x="0.44cm" svg:y="0.52cm" svg:viewBox="0 0 203 90" draw:points="0,68 158,68 158,90 203,45 158,0 158,22 0,22">
            <text:p/>
          </draw:polygon>
          <draw:polygon draw:style-name="gr6" draw:layer="layout" svg:width="0.159cm" svg:height="0.158cm" svg:x="0.408cm" svg:y="0.586cm" svg:viewBox="0 0 160 159" draw:points="0,31 111,143 96,159 160,157 160,95 143,111 31,0">
            <text:p/>
          </draw:polygon>
          <draw:polygon draw:style-name="gr6" draw:layer="layout" svg:width="0.089cm" svg:height="0.202cm" svg:x="0.341cm" svg:y="0.618cm" svg:viewBox="0 0 90 203" draw:points="22,0 22,157 0,157 45,203 90,157 67,157 67,0">
            <text:p/>
          </draw:polygon>
          <draw:polygon draw:style-name="gr6" draw:layer="layout" svg:width="0.159cm" svg:height="0.158cm" svg:x="0.205cm" svg:y="0.586cm" svg:viewBox="0 0 160 159" draw:points="127,0 16,111 0,96 1,159 64,159 47,143 160,31">
            <text:p/>
          </draw:polygon>
          <draw:polygon draw:style-name="gr7" draw:layer="layout" svg:width="0.202cm" svg:height="0.089cm" svg:x="0.135cm" svg:y="0.524cm" svg:viewBox="0 0 203 90" draw:points="203,22 45,22 45,0 0,44 45,90 45,66 203,66">
            <text:p/>
          </draw:polygon>
          <draw:polygon draw:style-name="gr7" draw:layer="layout" svg:width="0.159cm" svg:height="0.157cm" svg:x="0.21cm" svg:y="0.39cm" svg:viewBox="0 0 160 158" draw:points="160,126 48,14 63,0 0,0 0,62 15,46 128,158">
            <text:p/>
          </draw:polygon>
          <draw:polygon draw:style-name="gr7" draw:layer="layout" svg:width="0.089cm" svg:height="0.201cm" svg:x="0.346cm" svg:y="0.314cm" svg:viewBox="0 0 90 202" draw:points="67,202 67,44 90,44 45,0 0,44 22,44 22,202">
            <text:p/>
          </draw:polygon>
          <draw:polygon draw:style-name="gr7" draw:layer="layout" svg:width="0.158cm" svg:height="0.158cm" svg:x="0.413cm" svg:y="0.389cm" svg:viewBox="0 0 159 159" draw:points="31,159 143,47 159,63 159,0 96,0 111,15 0,127">
            <text:p/>
          </draw:polygon>
          <draw:polygon draw:style-name="gr7" draw:layer="layout" svg:width="0.202cm" svg:height="0.089cm" svg:x="0.445cm" svg:y="0.525cm" svg:viewBox="0 0 203 90" draw:points="0,67 158,67 158,90 203,45 158,0 158,22 0,22">
            <text:p/>
          </draw:polygon>
          <draw:polygon draw:style-name="gr7" draw:layer="layout" svg:width="0.159cm" svg:height="0.157cm" svg:x="0.413cm" svg:y="0.591cm" svg:viewBox="0 0 160 158" draw:points="0,32 111,143 96,158 160,157 160,95 144,111 31,0">
            <text:p/>
          </draw:polygon>
          <draw:polygon draw:style-name="gr7" draw:layer="layout" svg:width="0.089cm" svg:height="0.202cm" svg:x="0.347cm" svg:y="0.623cm" svg:viewBox="0 0 90 203" draw:points="21,0 21,157 0,157 44,203 90,157 66,157 66,0">
            <text:p/>
          </draw:polygon>
          <draw:polygon draw:style-name="gr7" draw:layer="layout" svg:width="0.158cm" svg:height="0.158cm" svg:x="0.211cm" svg:y="0.591cm" svg:viewBox="0 0 159 159" draw:points="127,0 15,111 0,95 0,159 63,159 47,142 159,32">
            <text:p/>
          </draw:polygon>
          <draw:polygon draw:style-name="gr6" draw:layer="layout" svg:width="0.173cm" svg:height="0.173cm" svg:x="0.3cm" svg:y="0.486cm" svg:viewBox="0 0 174 174" draw:points="174,86 174,91 173,95 173,99 172,104 171,109 170,112 168,116 167,121 165,125 163,128 162,131 159,135 157,138 154,141 152,145 148,148 145,151 142,154 139,156 135,159 132,161 128,163 125,165 120,167 116,168 113,170 108,171 104,172 99,172 96,173 91,173 87,174 82,173 77,173 73,172 69,172 65,171 60,170 57,168 53,167 48,165 45,163 41,161 38,159 34,156 31,154 28,151 25,148 22,145 19,141 17,138 14,135 12,131 10,128 8,125 6,121 5,116 3,112 2,109 1,104 0,99 0,95 0,91 0,86 0,82 0,78 0,73 1,69 2,65 3,60 5,57 6,53 8,49 10,45 12,41 14,38 17,35 19,32 22,28 25,25 28,22 31,19 34,17 38,14 41,12 45,10 48,8 53,6 57,5 60,4 65,3 69,1 73,0 77,0 82,0 87,0 91,0 96,0 99,0 104,1 108,3 113,4 116,5 120,6 125,8 128,10 132,12 135,14 139,17 142,19 145,22 148,25 152,28 154,32 157,35 159,38 162,41 163,45 165,49 167,53 168,57 170,60 171,65 172,69 173,73 173,78 174,82">
            <text:p/>
          </draw:polygon>
          <draw:polygon draw:style-name="gr8" draw:layer="layout" svg:width="0.173cm" svg:height="0.173cm" svg:x="0.3cm" svg:y="0.486cm" svg:viewBox="0 0 174 174" draw:points="174,86 174,91 173,95 173,99 172,104 171,109 170,112 168,116 167,121 165,125 163,128 162,131 159,135 157,138 154,141 152,145 148,148 145,151 142,154 139,156 135,159 132,161 128,163 125,165 120,167 116,168 113,170 108,171 104,172 99,172 96,173 91,173 87,174 82,173 77,173 73,172 69,172 65,171 60,170 57,168 53,167 48,165 45,163 41,161 38,159 34,156 31,154 28,151 25,148 22,145 19,141 17,138 14,135 12,131 10,128 8,125 6,121 5,116 3,112 2,109 1,104 0,99 0,95 0,91 0,86 0,82 0,78 0,73 1,69 2,65 3,60 5,57 6,53 8,49 10,45 12,41 14,38 17,35 19,32 22,28 25,25 28,22 31,19 34,17 38,14 41,12 45,10 48,8 53,6 57,5 60,4 65,3 69,1 73,0 77,0 82,0 87,0 91,0 96,0 99,0 104,1 108,3 113,4 116,5 120,6 125,8 128,10 132,12 135,14 139,17 142,19 145,22 148,25 152,28 154,32 157,35 159,38 162,41 163,45 165,49 167,53 168,57 170,60 171,65 172,69 173,73 173,78 174,82">
            <text:p/>
          </draw:polygon>
          <draw:polygon draw:style-name="gr9" draw:layer="layout" svg:width="0.173cm" svg:height="0.173cm" svg:x="0.31cm" svg:y="0.496cm" svg:viewBox="0 0 174 174" draw:points="174,87 174,91 174,96 173,100 172,104 171,108 170,112 168,117 167,121 165,125 163,128 161,132 158,135 156,139 153,142 151,145 148,149 146,151 142,154 139,156 136,159 132,162 128,163 125,165 120,167 117,168 113,170 108,172 104,172 100,173 96,174 91,174 86,174 82,174 78,174 74,173 69,172 65,172 61,170 57,168 53,167 49,165 45,163 42,162 38,159 35,156 31,154 28,151 25,149 22,145 19,142 16,139 14,135 13,132 10,128 9,125 6,121 5,117 4,112 2,108 1,104 1,100 0,96 0,91 0,87 0,82 0,77 1,74 1,69 2,65 4,61 5,57 6,52 9,48 10,46 13,41 14,38 16,34 19,32 22,28 25,25 28,22 31,19 35,17 38,14 42,12 45,10 49,8 53,6 57,5 61,3 65,2 69,1 74,0 78,0 82,0 86,0 91,0 96,0 100,0 104,1 108,2 113,3 117,5 120,6 125,8 128,10 132,12 136,14 139,17 142,19 146,22 148,25 151,28 153,32 156,34 158,38 161,41 163,46 165,48 167,52 168,57 170,61 171,65 172,69 173,74 174,77 174,82">
            <text:p/>
          </draw:polygon>
          <draw:polygon draw:style-name="gr10" draw:layer="layout" svg:width="0.173cm" svg:height="0.173cm" svg:x="0.305cm" svg:y="0.491cm" svg:viewBox="0 0 174 174" draw:points="174,87 174,91 173,95 173,100 172,105 171,108 170,112 168,116 167,120 165,124 163,128 161,131 158,135 156,139 153,142 151,145 148,148 145,151 142,154 139,156 136,158 132,161 128,163 125,165 120,167 117,168 112,170 108,171 104,172 100,172 96,173 91,174 86,174 82,174 78,173 74,172 69,172 64,171 61,170 57,168 53,167 49,165 45,163 41,161 38,158 35,156 31,154 28,151 25,148 21,145 19,142 16,139 14,135 11,131 10,128 8,124 6,120 5,116 4,112 2,108 1,105 1,100 0,95 0,91 0,87 0,82 0,78 1,73 1,69 2,65 4,61 5,56 6,52 8,49 10,45 11,42 14,38 16,34 19,31 21,28 25,25 28,22 31,19 35,17 38,14 41,12 45,10 49,8 53,6 57,5 61,4 64,3 69,1 74,0 78,0 82,0 86,0 91,0 96,0 100,0 104,1 108,3 112,4 117,5 120,6 125,8 128,10 132,12 136,14 139,17 142,19 145,22 148,25 151,28 153,31 156,34 158,38 161,42 163,45 165,49 167,52 168,56 170,61 171,65 172,69 173,73 173,78 174,82">
            <text:p/>
          </draw:polygon>
          <draw:polygon draw:style-name="gr6" draw:layer="layout" svg:width="0.156cm" svg:height="0.431cm" svg:x="0.284cm" svg:y="1.431cm" svg:viewBox="0 0 157 432" draw:points="53,0 53,313 0,313 79,432 157,313 104,313 104,0">
            <text:p/>
          </draw:polygon>
          <draw:polygon draw:style-name="gr6" draw:layer="layout" svg:width="0.204cm" svg:height="0.412cm" svg:x="0.423cm" svg:y="1.407cm" svg:viewBox="0 0 205 413" draw:points="0,16 107,311 57,328 172,413 205,274 155,294 47,0">
            <text:p/>
          </draw:polygon>
          <draw:polygon draw:style-name="gr6" draw:layer="layout" svg:width="0.205cm" svg:height="0.412cm" svg:x="0.098cm" svg:y="1.407cm" svg:viewBox="0 0 206 413" draw:points="206,16 97,311 147,328 32,413 0,274 49,294 157,0">
            <text:p/>
          </draw:polygon>
          <draw:polygon draw:style-name="gr6" draw:layer="layout" svg:width="0.156cm" svg:height="0.418cm" svg:x="0.284cm" svg:y="0.947cm" svg:viewBox="0 0 157 419" draw:points="53,0 53,300 0,300 79,419 157,300 104,300 104,0">
            <text:p/>
          </draw:polygon>
          <draw:polygon draw:style-name="gr7" draw:layer="layout" svg:width="0.157cm" svg:height="0.43cm" svg:x="0.286cm" svg:y="1.439cm" svg:viewBox="0 0 158 431" draw:points="52,0 52,312 0,312 78,431 158,312 104,312 104,0">
            <text:p/>
          </draw:polygon>
          <draw:polygon draw:style-name="gr7" draw:layer="layout" svg:width="0.204cm" svg:height="0.413cm" svg:x="0.426cm" svg:y="1.414cm" svg:viewBox="0 0 205 414" draw:points="0,17 107,311 57,329 172,414 205,276 155,294 47,0">
            <text:p/>
          </draw:polygon>
          <draw:polygon draw:style-name="gr7" draw:layer="layout" svg:width="0.204cm" svg:height="0.413cm" svg:x="0.1cm" svg:y="1.414cm" svg:viewBox="0 0 205 414" draw:points="205,17 97,311 147,329 33,414 0,276 50,294 157,0">
            <text:p/>
          </draw:polygon>
          <draw:polygon draw:style-name="gr7" draw:layer="layout" svg:width="0.157cm" svg:height="0.418cm" svg:x="0.286cm" svg:y="0.955cm" svg:viewBox="0 0 158 419" draw:points="52,0 52,301 0,301 78,419 158,301 104,301 104,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ontent Switch module</dc:title>
    <meta:creation-date>2011-02-07T16:46:52</meta:creation-date>
    <meta:editing-duration>P0D</meta:editing-duration>
    <meta:editing-cycles>1</meta:editing-cycles>
    <meta:document-statistic meta:object-count="76"/>
    <meta:generator>OpenOffice.org/3.3$Linux OpenOffice.org_project/330m20$Build-9567</meta:generator>
  </office:meta>
</office:document-meta>
</file>